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ptHeaderLocaleResolverTests.request( Locale ... loca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ceptHeaderLocaleResolverTests.resolvePreferredNotSupportedWith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ceptHeaderLocaleResolverTests.resolvePreferredAgainstLanguageWithMultipleSupported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ptHeaderLocaleResolverTests.defaul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ceptHeaderLocaleResolverTests.resolvePreferredAgainstCountryIfPoss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ptHeaderLocaleResolverTests.resolvePreferred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ptHeaderLocaleResolverTests.resolvePreferred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ptHeaderLocaleResolverTests.resolvePreferredAgainstLanguage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ceptHeaderLocaleResolverTests.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